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9.0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8.73mm" fo:break-before="auto" style:use-optimal-row-height="false"/>
    </style:style>
    <style:style style:name="ro4" style:family="table-row">
      <style:table-row-properties style:row-height="7.67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6.61m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solid" svg:stroke-width="0.18mm" svg:stroke-color="#000000" draw:marker-end="msArrowEnd_20_5" draw:marker-end-width="2.1mm" draw:marker-end-center="false" draw:stroke-linejoin="miter" draw:fill="none" draw:textarea-vertical-align="top" draw:auto-grow-height="false" fo:min-height="0mm" fo:min-width="0mm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adlock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1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X(G)</text:p>
          </table:table-cell>
          <table:table-cell>
            <draw:custom-shape table:end-cell-address="Deadlock.D5" table:end-x="3.19mm" table:end-y="1.58mm" draw:z-index="0" draw:name="Gerade Verbindung mit Pfeil 2" draw:style-name="gr1" draw:text-style-name="P1" svg:width="0.01mm" svg:height="12.16mm" svg:x="3.18mm" svg:y="0mm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1020"/>
        </table:table-row>
        <table:table-row table:style-name="ro1">
          <table:table-cell table:number-columns-repeated="2"/>
          <table:covered-table-cell table:style-name="ce3"/>
          <table:table-cell table:number-columns-repeated="1021"/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<text:s/>T6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1" table:number-rows-spanned="2">
            <text:p>S(A)</text:p>
          </table:table-cell>
          <table:table-cell>
            <draw:custom-shape table:end-cell-address="Deadlock.D8" table:end-x="2.92mm" table:end-y="1.31mm" draw:z-index="1" draw:name="Gerade Verbindung mit Pfeil 3" draw:style-name="gr1" draw:text-style-name="P1" svg:width="0.01mm" svg:height="15.33mm" svg:x="2.91mm" svg:y="0mm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1020"/>
        </table:table-row>
        <table:table-row table:style-name="ro1">
          <table:table-cell table:number-columns-repeated="2"/>
          <table:covered-table-cell table:style-name="ce3"/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T9</text:p>
          </table:table-cell>
          <table:table-cell table:style-name="ce4" office:value-type="string" calcext:value-type="string">
            <text:p>S(D)</text:p>
            <draw:custom-shape table:end-cell-address="Deadlock.D8" table:end-x="0.52mm" table:end-y="5.57mm" draw:z-index="2" draw:name="Gerade Verbindung mit Pfeil 5" draw:style-name="gr1" draw:text-style-name="P1" svg:width="20.63mm" svg:height="0.01mm" svg:x="0.53mm" svg:y="5.56mm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office:value-type="string" calcext:value-type="string">
            <text:p><text:s/>T5</text:p>
            <draw:custom-shape table:end-cell-address="Deadlock.E8" table:end-x="17.71mm" table:end-y="5.57mm" draw:z-index="5" draw:name="Gerade Verbindung mit Pfeil 12" draw:style-name="gr1" draw:text-style-name="P1" svg:width="22.75mm" svg:height="0.01mm" svg:x="5.8mm" svg:y="5.56mm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4" office:value-type="string" calcext:value-type="string">
            <text:p>X(C )</text:p>
          </table:table-cell>
          <table:table-cell office:value-type="string" calcext:value-type="string">
            <text:p>T4</text:p>
          </table:table-cell>
          <table:table-cell table:number-columns-repeated="1018"/>
        </table:table-row>
        <table:table-row table:style-name="ro5">
          <table:table-cell table:number-columns-repeated="3"/>
          <table:table-cell>
            <draw:custom-shape table:end-cell-address="Deadlock.D11" table:end-x="2.92mm" table:end-y="4.75mm" draw:z-index="3" draw:name="Gerade Verbindung mit Pfeil 9" draw:style-name="gr1" draw:text-style-name="P1" svg:width="0.01mm" svg:height="16.65mm" svg:x="2.91mm" svg:y="0mm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<text:s text:c="4"/>X(D)</text:p>
          </table:table-cell>
          <table:table-cell office:value-type="string" calcext:value-type="string">
            <text:p><text:s text:c="15"/>S(F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<text:s/>T8</text:p>
            <draw:custom-shape table:end-cell-address="Deadlock.D15" table:end-x="2.92mm" table:end-y="0.79mm" draw:z-index="4" draw:name="Gerade Verbindung mit Pfeil 10" draw:style-name="gr1" draw:text-style-name="P1" svg:width="0.01mm" svg:height="11.64mm" svg:x="2.91mm" svg:y="5.03mm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/>
          <table:table-cell>
            <draw:custom-shape table:end-cell-address="Deadlock.G16" table:end-x="5.02mm" table:end-y="1.29mm" draw:z-index="6" draw:name="Gerade Verbindung mit Pfeil 15" draw:style-name="gr1" draw:text-style-name="P1" svg:width="24.6mm" svg:height="19.56mm" svg:x="-23.55mm" svg:y="-16.66m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 text:c="5"/>X(E 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10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nsitivity_20_Report_20_1" style:display-name="PageStyle_Sensitivity Report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fgabe_20_2_20_Vorwärts" style:display-name="PageStyle_Aufgabe 2 Vorwärt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fgabe4" style:display-name="PageStyle_Aufgabe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fgabe_20_4_20_Grafik_20_" style:display-name="PageStyle_Aufgabe 4 Grafik 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fgabe_20_1_20_Grafik" style:display-name="PageStyle_Aufgabe 1 Grafi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fgabe_20_1_20_Pufferzeiten" style:display-name="PageStyle_Aufgabe 1 Pufferzeite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fgabe_20_5" style:display-name="PageStyle_Aufgabe 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dy Klein</meta:initial-creator>
    <dc:creator>Markus Pesch</dc:creator>
    <meta:creation-date>2014-11-25T15:08:28</meta:creation-date>
    <dc:date>2016-09-29T12:39:18.973848378</dc:date>
    <meta:editing-duration>PT39S</meta:editing-duration>
    <meta:generator>LibreOffice/5.1.4.2$Linux_X86_64 LibreOffice_project/10m0$Build-2</meta:generator>
    <meta:editing-cycles>1</meta:editing-cycles>
    <meta:document-statistic meta:table-count="1" meta:cell-count="14" meta:object-count="7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